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101900">
            <text:p>10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77900">
            <text:p>779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4000">
            <text:p>24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3150">
            <text:p>315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10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5T10:43:27</dc:date>
    <meta:editing-duration>P6DT6H43M51S</meta:editing-duration>
    <meta:editing-cycles>2242</meta:editing-cycles>
    <meta:generator>OpenOffice/4.1.1$Unix OpenOffice.org_project/411m6$Build-9775</meta:generator>
    <dc:creator>Hasmik Dabaghyan</dc:creator>
    <meta:document-statistic meta:table-count="13" meta:cell-count="5464" meta:object-count="0"/>
  </office:meta>
</office:document-meta>
</file>